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88f52" officeooo:paragraph-rsid="00188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em ipsu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01:07.752417108</meta:creation-date>
    <dc:date>2023-10-20T21:01:14.182137146</dc:date>
    <meta:editing-duration>PT9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5.7.1$Linux_X86_64 LibreOffice_project/50$Build-1</meta:generator>
  </office:meta>
</office:document-meta>
</file>